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ella1" style:family="table">
      <style:table-properties style:width="19.399cm" table:align="left" style:may-break-between-rows="false" style:writing-mode="lr-tb"/>
    </style:style>
    <style:style style:name="Tabella1.A" style:family="table-column">
      <style:table-column-properties style:column-width="4.849cm"/>
    </style:style>
    <style:style style:name="Tabella1.B" style:family="table-column">
      <style:table-column-properties style:column-width="4.851cm"/>
    </style:style>
    <style:style style:name="Tabella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la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35cm solid #000000" style:writing-mode="lr-tb"/>
    </style:style>
    <style:style style:name="Tabella1.C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35cm solid #000000" style:writing-mode="lr-tb"/>
    </style:style>
    <style:style style:name="Tabella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 style:writing-mode="lr-tb"/>
    </style:style>
    <style:style style:name="Tabella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ella1.D2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02cm solid #000000" style:writing-mode="lr-tb"/>
    </style:style>
    <style:style style:name="Tabella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a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 style:writing-mode="lr-tb"/>
    </style:style>
    <style:style style:name="Tabella1.D3" style:family="table-cell">
      <style:table-cell-properties style:vertical-align="top" fo:padding-left="0.123cm" fo:padding-right="0.123cm" fo:padding-top="0cm" fo:padding-bottom="0cm" fo:border-left="none" fo:border-right="0.035cm solid #000000" fo:border-top="none" fo:border-bottom="0.035cm solid #000000" style:writing-mode="lr-tb"/>
    </style:style>
    <style:style style:name="P1" style:family="paragraph" style:parent-style-name="Header">
      <style:text-properties style:font-name="Times New Roman"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 style:snap-to-layout-grid="false">
        <style:tab-stops/>
      </style:paragraph-properties>
      <style:text-properties style:font-name="Times New Roman" fo:font-size="10pt" style:font-size-asian="10pt"/>
    </style:style>
    <style:style style:name="P3" style:family="paragraph" style:parent-style-name="Header">
      <style:paragraph-properties fo:text-align="start" style:justify-single-word="false" style:snap-to-layout-grid="false">
        <style:tab-stops/>
      </style:paragraph-properties>
      <style:text-properties fo:font-size="10pt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P1">Cognome</text:p>
            </table:table-cell>
            <table:table-cell table:style-name="Tabella1.B1" office:value-type="string">
              <text:p text:style-name="P1">Nome</text:p>
            </table:table-cell>
            <table:table-cell table:style-name="Tabella1.C1" table:number-columns-spanned="2" office:value-type="string">
              <text:p text:style-name="P1">Recapiti telefonici</text:p>
            </table:table-cell>
            <table:covered-table-cell/>
          </table:table-row>
        </table:table-header-rows>
        <table:table-row>
          <table:table-cell table:style-name="Tabella1.A2" office:value-type="string">
            <text:p text:style-name="P2">[dati.cognome;block=table:table-row]</text:p>
          </table:table-cell>
          <table:table-cell table:style-name="Tabella1.B2" office:value-type="string">
            <text:p text:style-name="P2">[dati.nome]</text:p>
          </table:table-cell>
          <table:table-cell table:style-name="Tabella1.B2" office:value-type="string">
            <text:p text:style-name="P2">[dati.telFisso]</text:p>
          </table:table-cell>
          <table:table-cell table:style-name="Tabella1.D2" office:value-type="string">
            <text:p text:style-name="P2">[dati.telCell]</text:p>
          </table:table-cell>
        </table:table-row>
        <table:table-row>
          <table:table-cell table:style-name="Tabella1.A3" office:value-type="string">
            <text:p text:style-name="P3"/>
          </table:table-cell>
          <table:table-cell table:style-name="Tabella1.B3" office:value-type="string">
            <text:p text:style-name="P2"/>
          </table:table-cell>
          <table:table-cell table:style-name="Tabella1.B3" office:value-type="string">
            <text:p text:style-name="P2"/>
          </table:table-cell>
          <table:table-cell table:style-name="Tabella1.D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Bitstream Vera Sans" fo:font-size="12pt" fo:language="it" fo:country="IT" style:font-name-asian="Bitstream Vera Sans2" style:font-size-asian="12pt" style:language-asian="it" style:country-asian="IT" style:font-name-complex="Bitstream Vera Sans2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size="14pt" fo:font-weight="bold" style:font-size-asian="14pt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age_20_Number" style:display-name="Page Number" style:family="text" style:parent-style-name="Carattere_20_predefinito_20_paragrafo"/>
    <style:style style:name="Carattere_20_predefinito_20_paragrafo" style:display-name="Carattere predefinito paragrafo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376cm" fo:margin-top="0cm" fo:margin-bottom="0.3cm" table:align="left" style:writing-mode="lr-tb"/>
    </style:style>
    <style:style style:name="Tabella9.A" style:family="table-column">
      <style:table-column-properties style:column-width="4.763cm"/>
    </style:style>
    <style:style style:name="Tabella9.B" style:family="table-column">
      <style:table-column-properties style:column-width="9.529cm"/>
    </style:style>
    <style:style style:name="Tabella9.C" style:family="table-column">
      <style:table-column-properties style:column-width="5.085cm"/>
    </style:style>
    <style:style style:name="Tabella9.1" style:family="table-row">
      <style:table-row-properties style:keep-together="false"/>
    </style:style>
    <style:style style:name="Tabella9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9.C1.1" style:family="table-row">
      <style:table-row-properties style:min-row-height="0.614cm" style:keep-together="false"/>
    </style:style>
    <style:style style:name="Tabella9.C1.1.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9.C1.2" style:family="table-row">
      <style:table-row-properties style:min-row-height="0.626cm" style:keep-together="false"/>
    </style:style>
    <style:style style:name="Tabella9.C1.1.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9.C1.3" style:family="table-row">
      <style:table-row-properties style:min-row-height="0.623cm" style:keep-together="false"/>
    </style:style>
    <style:style style:name="P1" style:family="paragraph" style:parent-style-name="Header">
      <style:paragraph-properties fo:margin-left="0cm" fo:margin-right="-11.553cm" fo:text-indent="0cm" style:auto-text-indent="false" style:snap-to-layout-grid="false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20pt" style:font-size-asian="2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Heading_20_1">
      <style:paragraph-properties style:snap-to-layout-grid="false"/>
      <style:text-properties style:font-name="Times New Roman" fo:font-weight="normal" style:font-weight-asian="normal" style:font-weight-complex="normal"/>
    </style:style>
    <style:style style:name="P7" style:family="paragraph" style:parent-style-name="Heading_20_3">
      <style:paragraph-properties style:snap-to-layout-grid="false"/>
    </style:style>
    <style:style style:name="P8" style:family="paragraph" style:parent-style-name="Standard">
      <style:paragraph-properties style:snap-to-layout-grid="false"/>
    </style:style>
    <style:style style:name="T1" style:family="text">
      <style:text-properties style:font-name="Times New Roman" fo:language="en" fo:country="GB"/>
    </style:style>
    <style:style style:name="T2" style:family="text">
      <style:text-properties style:font-name="Times New Roman" fo:font-size="14pt" fo:language="en" fo:country="GB" style:font-size-asian="14pt"/>
    </style:style>
    <style:style style:name="T3" style:family="text" style:parent-style-name="Page_20_Number">
      <style:text-properties style:font-name="Times New Roman" fo:font-weight="bold" style:font-weight-asian="bold" style:font-weight-complex="bold"/>
    </style:style>
    <style:style style:name="T4" style:family="text" style:parent-style-name="Page_20_Number">
      <style:text-properties style:font-name="Times New Roman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1.001cm" fo:page-height="29.7cm" style:num-format="1" style:print-orientation="portrait" fo:margin-top="0.801cm" fo:margin-bottom="1.499cm" fo:margin-left="0.801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383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able:table table:name="Tabella9" table:style-name="Tabella9">
          <table:table-column table:style-name="Tabella9.A"/>
          <table:table-column table:style-name="Tabella9.B"/>
          <table:table-column table:style-name="Tabella9.C"/>
          <table:table-row table:style-name="Tabella9.1">
            <table:table-cell table:style-name="Tabella9.A1" office:value-type="string">
              <text:p text:style-name="P1"/>
              <text:p text:style-name="P2">&lt;NomeDitta&gt;</text:p>
              <text:p text:style-name="Header"/>
            </table:table-cell>
            <table:table-cell table:style-name="Tabella9.A1" office:value-type="string">
              <text:p text:style-name="P3"/>
              <text:p text:style-name="P4">RECAPITI TELEFONICI PERSONALE</text:p>
              <text:p text:style-name="P5"/>
            </table:table-cell>
            <table:table-cell>
              <table:table table:is-sub-table="true">
                <table:table-column table:style-name="Tabella9.C"/>
                <table:table-row table:style-name="Tabella9.C1.1">
                  <table:table-cell table:style-name="Tabella9.C1.1.1" office:value-type="string">
                    <text:h text:style-name="P6" text:outline-level="1">[dataOggi]</text:h>
                  </table:table-cell>
                </table:table-row>
                <table:table-row table:style-name="Tabella9.C1.2">
                  <table:table-cell table:style-name="Tabella9.C1.1.2" office:value-type="string">
                    <text:h text:style-name="P7" text:outline-level="3"/>
                  </table:table-cell>
                </table:table-row>
                <table:table-row table:style-name="Tabella9.C1.3">
                  <table:table-cell table:style-name="Tabella9.C1.1.2" office:value-type="string">
                    <text:p text:style-name="P8"><text:span text:style-name="T1">Pag</text:span><text:span text:style-name="T2">. </text:span><text:span text:style-name="T3"><text:page-number text:select-page="current">1</text:page-number></text:span><text:span text:style-name="T3"> <text:s text:c="2"/></text:span><text:span text:style-name="T4"><text:s/>Di <text:s text:c="2"/></text:span><text:span text:style-name="T3"><text:page-count style:num-format="1">1</text:page-count></text:span></text:p>
                  </table:table-cell>
                </table:table-row>
              </table:table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initial-creator>Daniele Primon</meta:initial-creator>
    <meta:creation-date>2006-11-03T16:21:41</meta:creation-date>
    <dc:date>2007-01-29T11:38:23</dc:date>
    <dc:language>it-IT</dc:language>
    <meta:editing-cycles>6</meta:editing-cycles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1" meta:word-count="19" meta:character-count="172"/>
  </office:meta>
</office:document-meta>
</file>